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rst-missing-positive/" text:style-name="Internet_20_link" text:visited-style-name="Visited_20_Internet_20_Link"><text:span text:style-name="T1">41. First Missing Positive</text:span></text:a></text:p>
      <text:p text:style-name="P4">Hard</text:p>
      <text:p text:style-name="P4"/>
      <text:p text:style-name="P3"><text:span text:style-name="T1">Given an unsorted integer array </text:span><text:span text:style-name="Source_20_Text"><text:span text:style-name="T2">nums</text:span></text:span><text:span text:style-name="T1">. Return the </text:span><text:span text:style-name="Emphasis"><text:span text:style-name="T1">smallest positive integer</text:span></text:span><text:span text:style-name="T1"> that is </text:span><text:span text:style-name="Emphasis"><text:span text:style-name="T1">not present</text:span></text:span><text:span text:style-name="T1"> in </text:span><text:span text:style-name="Source_20_Text"><text:span text:style-name="T2">nums</text:span></text:span><text:span text:style-name="T1">.</text:span></text:p>
      <text:p text:style-name="P3"><text:span text:style-name="T1">You must implement an algorithm that runs in </text:span><text:span text:style-name="Source_20_Text"><text:span text:style-name="T2">O(n)</text:span></text:span><text:span text:style-name="T1"> time and uses </text:span><text:span text:style-name="Source_20_Text"><text:span text:style-name="T2">O(1)</text:span></text:span><text:span text:style-name="T1"> auxiliary space.</text:span></text:p>
      <text:p text:style-name="P5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0]</text:span></text:p>
      <text:p text:style-name="P2"><text:span text:style-name="Strong_20_Emphasis"><text:span text:style-name="T1">Output:</text:span></text:span><text:span text:style-name="T1"> 3</text:span></text:p>
      <text:p text:style-name="P1"><text:span text:style-name="Strong_20_Emphasis"><text:span text:style-name="T1">Explanation:</text:span></text:span><text:span text:style-name="T1"> The numbers in the range [1,2] are all in the array.</text:span>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3,4,-1,1]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1 is in the array but 2 is missing.</text:span>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7,8,9,11,12]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The smallest positive integer 1 is missing.</text:span></text:p>
      <text:p text:style-name="P5"> </text:p>
      <text:p text:style-name="P3"><text:span text:style-name="Strong_20_Emphasis"><text:span text:style-name="T1">Constraints:</text:span></text:span></text:p>
      <text:list xml:id="list81219344" text:style-name="L1">
        <text:list-item>
          <text:p text:style-name="P6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7"><text:span text:style-name="Source_20_Text"><text:span text:style-name="T2">-2</text:span></text:span><text:span text:style-name="Source_20_Text"><text:span text:style-name="T1">31</text:span></text:span><text:span text:style-name="Source_20_Text"><text:span text:style-name="T2"> &lt;= nums[i]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6T21:33:40.520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1" meta:word-count="106" meta:character-count="581" meta:non-whitespace-character-count="494"/>
  </office:meta>
</office:document-meta>
</file>